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subtitle">
      <style:graphic-properties draw:fill-color="#ffffff" fo:min-height="16.255cm"/>
    </style:style>
    <style:style style:name="pr2" style:family="presentation" style:parent-style-name="Predeterminado-notes">
      <style:graphic-properties draw:fill-color="#ffffff" fo:min-height="13.364cm"/>
    </style:style>
    <style:style style:name="pr3" style:family="presentation" style:parent-style-name="Predeterminado-subtitle">
      <style:graphic-properties draw:fill-color="#ffffff" draw:auto-grow-height="true" fo:min-height="16.255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8pt" style:font-size-asian="28pt" style:font-size-complex="28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draw:frame presentation:style-name="pr1" draw:layer="layout" svg:width="25.199cm" svg:height="16.255cm" svg:x="1.4cm" svg:y="0.837cm" presentation:class="subtitle">
          <draw:text-box>
            <text:p>CLASES Y OBJETOS EN PROCESS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32">
        <draw:frame presentation:style-name="pr3" draw:layer="layout" svg:width="25.199cm" svg:height="16.255cm" svg:x="1.4cm" svg:y="0.837cm" presentation:class="subtitle">
          <draw:text-box>
            <text:p>UNA CLASE ES UN MODELO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32">
        <draw:frame presentation:style-name="pr3" draw:layer="layout" svg:width="25.199cm" svg:height="16.255cm" svg:x="1.4cm" svg:y="0.837cm" presentation:class="subtitle" presentation:user-transformed="true">
          <draw:text-box>
            <text:p>UN OBJETO ES UNA CONCRECIÓN QUE RESPONDE A LO ESTABLECIDO EN LA CLASE A QUE PERTENECE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32">
        <draw:frame presentation:style-name="pr3" draw:layer="layout" svg:width="25.199cm" svg:height="16.255cm" svg:x="1.4cm" svg:y="0.837cm" presentation:class="subtitle" presentation:user-transformed="true">
          <draw:text-box>
            <text:p>EJEMPLO: CREAREMOS LA CLASE PELOTA Y DE AHÍ OBTENDREMOS LOS OBJETOS PELOTA1 Y PELOTA2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32">
        <draw:frame presentation:style-name="pr3" draw:layer="layout" svg:width="25.199cm" svg:height="16.255cm" svg:x="1.4cm" svg:y="0.837cm" presentation:class="subtitle" presentation:user-transformed="true">
          <draw:text-box>
            <text:p>class pelota{</text:p>
            <text:p/>
            <text:p/>
            <text:p>}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32">
        <draw:frame presentation:style-name="pr3" draw:layer="layout" svg:width="25.199cm" svg:height="16.255cm" svg:x="1.4cm" svg:y="0.837cm" presentation:class="subtitle" presentation:user-transformed="true">
          <draw:text-box>
            <text:p>UNA CLASE DEFINIRÁ UNOS <text:span text:style-name="T1">ATRIBUTOS</text:span> (VALORES PROPIOS QUE CAMBIARÁN EN CADA OBJETO) Y UNOS <text:span text:style-name="T1">MÉTODOS</text:span> (FUNCIONES, CONJUNTO DE INSTRUCCIONES A LAS QUE PODRÁ LLAMAR CADA OBJETO), EL PRINCIPAL DE LOS CUALES SE DENOMINA <text:span text:style-name="T1">CONSTRUCT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32">
        <draw:frame presentation:style-name="pr3" draw:text-style-name="P1" draw:layer="layout" svg:width="25.199cm" svg:height="16.255cm" svg:x="1.4cm" svg:y="0.837cm" presentation:class="subtitle" presentation:user-transformed="true">
          <draw:text-box>
            <text:p text:style-name="P1">class pelota{</text:p>
            <text:p text:style-name="P1">//Atributos de posición</text:p>
            <text:p text:style-name="P1">int x, y;</text:p>
            <text:p text:style-name="P1">//Atributos de tamaño</text:p>
            <text:p text:style-name="P1">int tamanyo;</text:p>
            <text:p text:style-name="P1">}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32">
        <draw:frame presentation:style-name="pr3" draw:text-style-name="P1" draw:layer="layout" svg:width="25.199cm" svg:height="16.255cm" svg:x="1.4cm" svg:y="0.837cm" presentation:class="subtitle" presentation:user-transformed="true">
          <draw:text-box>
            <text:p text:style-name="P1">class pelota{</text:p>
            <text:p text:style-name="P1">//Atributos de posición</text:p>
            <text:p text:style-name="P1">int x, y;</text:p>
            <text:p text:style-name="P1">//Atributos de tamaño</text:p>
            <text:p text:style-name="P1">int tamanyo;</text:p>
            <text:p text:style-name="P1">//CONSTRUCTOR</text:p>
            <text:p text:style-name="P1">pelota (int a, int b){</text:p>
            <text:p text:style-name="P1"><text:s text:c="2"/>tamanyo=(int)random(100);</text:p>
            <text:p text:style-name="P1"><text:s text:c="2"/>x=a;</text:p>
            <text:p text:style-name="P1"><text:s text:c="2"/>y=b;</text:p>
            <text:p text:style-name="P1">}</text:p>
            <text:p text:style-name="P1">}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32">
        <draw:frame presentation:style-name="pr3" draw:text-style-name="P2" draw:layer="layout" svg:width="25.199cm" svg:height="17.553cm" svg:x="1.201cm" svg:y="2.2cm" presentation:class="subtitle" presentation:user-transformed="true">
          <draw:text-box>
            <text:p text:style-name="P2"><text:span text:style-name="T2">class pelota{</text:span></text:p>
            <text:p text:style-name="P2"><text:span text:style-name="T2">//Atributos de posición</text:span></text:p>
            <text:p text:style-name="P2"><text:span text:style-name="T2">int x, y;</text:span></text:p>
            <text:p text:style-name="P2"><text:span text:style-name="T2">//Atributos de tamaño</text:span></text:p>
            <text:p text:style-name="P2"><text:span text:style-name="T2">int tamanyo;</text:span></text:p>
            <text:p text:style-name="P2"><text:span text:style-name="T2">//CONSTRUCTOR</text:span></text:p>
            <text:p text:style-name="P2"><text:span text:style-name="T2">pelota (int a, int b){</text:span></text:p>
            <text:p text:style-name="P2"><text:span text:style-name="T2"><text:s text:c="2"/></text:span><text:span text:style-name="T2">tamanyo=(int)random(100);</text:span></text:p>
            <text:p text:style-name="P2"><text:span text:style-name="T2"><text:s text:c="2"/></text:span><text:span text:style-name="T2">x=a;</text:span></text:p>
            <text:p text:style-name="P2"><text:span text:style-name="T2"><text:s text:c="2"/></text:span><text:span text:style-name="T2">y=b;</text:span></text:p>
            <text:p text:style-name="P2"><text:span text:style-name="T2">}</text:span></text:p>
            <text:p text:style-name="P2"><text:span text:style-name="T2">//Método de dibujo</text:span></text:p>
            <text:p text:style-name="P2"><text:span text:style-name="T2">void dibujaPelota(){</text:span></text:p>
            <text:p text:style-name="P2"><text:span text:style-name="T2">ellipse(x,y,tamanyo,tamanyo);</text:span></text:p>
            <text:p text:style-name="P2"><text:span text:style-name="T2">}</text:span></text:p>
            <text:p text:style-name="P2"><text:span text:style-name="T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32">
        <draw:frame presentation:style-name="pr3" draw:text-style-name="P1" draw:layer="layout" svg:width="25.199cm" svg:height="16.255cm" svg:x="1.001cm" svg:y="2.345cm" presentation:class="subtitle" presentation:user-transformed="true">
          <draw:text-box>
            <text:p text:style-name="P1">//declaramos un objeto de tipo pelota</text:p>
            <text:p text:style-name="P1">pelota Pelota1;</text:p>
            <text:p text:style-name="P1">void setup(){</text:p>
            <text:p text:style-name="P1">size(800,600);</text:p>
            <text:p text:style-name="P1">Pelota1=new Pelota(300,300);</text:p>
            <text:p text:style-name="P1">}</text:p>
            <text:p text:style-name="P1">void draw(){</text:p>
            <text:p text:style-name="P1">Pelota1.dibujaPelota();</text:p>
            <text:p text:style-name="P1">}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32">
        <office:forms form:automatic-focus="false" form:apply-design-mode="false"/>
        <draw:frame presentation:style-name="pr3" draw:text-style-name="P1" draw:layer="layout" svg:width="25.199cm" svg:height="16.255cm" svg:x="1.001cm" svg:y="2.345cm" presentation:class="subtitle" presentation:user-transformed="true">
          <draw:text-box>
            <text:p text:style-name="P1">//Ahora trabajaremos con dos pelotas:</text:p>
            <text:p text:style-name="P1">pelota Pelota1, Pelota2;</text:p>
            <text:p text:style-name="P1">void setup(){</text:p>
            <text:p text:style-name="P1">size(800,600);</text:p>
            <text:p text:style-name="P1">Pelota1=new Pelota(300,300);</text:p>
            <text:p text:style-name="P1">Pelota2=new Pelota(400,400);</text:p>
            <text:p text:style-name="P1">}</text:p>
            <text:p text:style-name="P1">void draw(){</text:p>
            <text:p text:style-name="P1">Pelota1.dibujaPelota();</text:p>
            <text:p text:style-name="P1">Pelota2.dibujaPelota();</text:p>
            <text:p text:style-name="P1">}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3T18:04:57.746000000</meta:creation-date>
    <dc:date>2016-04-13T18:37:57.236000000</dc:date>
    <meta:editing-duration>PT23M56S</meta:editing-duration>
    <meta:editing-cycles>3</meta:editing-cycles>
    <meta:generator>LibreOffice/4.1.2.3$Windows_x86 LibreOffice_project/40b2d7fde7e8d2d7bc5a449dc65df4d08a7dd38</meta:generator>
    <meta:document-statistic meta:object-count="54"/>
  </office:meta>
</office:document-meta>
</file>